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9ec" officeooo:paragraph-rsid="000b49ec"/>
    </style:style>
    <style:style style:name="P2" style:family="paragraph" style:parent-style-name="Standard">
      <style:text-properties officeooo:rsid="000c4817" officeooo:paragraph-rsid="000c4817"/>
    </style:style>
    <style:style style:name="P3" style:family="paragraph" style:parent-style-name="Standard">
      <style:text-properties officeooo:rsid="000dd9a9" officeooo:paragraph-rsid="000dd9a9"/>
    </style:style>
    <style:style style:name="T1" style:family="text">
      <style:text-properties officeooo:rsid="000bdba3"/>
    </style:style>
    <style:style style:name="T2" style:family="text">
      <style:text-properties officeooo:rsid="000dd9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prog&gt;→ program &lt;id&gt; ; var &lt;dec_list&gt; begin &lt;stat-list&gt; end.</text:p>
      <text:p text:style-name="P1">&lt;id&gt; <text:s text:c="3"/>→ &lt;letter&gt;&lt;id&gt;</text:p>
      <text:p text:style-name="P1">&lt;id&gt; <text:s text:c="3"/>→ <text:span text:style-name="T1">&lt;digit&gt;&lt;id&gt;</text:span></text:p>
      <text:p text:style-name="P1">&lt;id&gt; <text:s text:c="3"/>→ &lt;lambda&gt;</text:p>
      <text:p text:style-name="P1"/>
      <text:p text:style-name="P2">&lt;dec-list&gt; → &lt;dec&gt; : &lt;type&gt; ;</text:p>
      <text:p text:style-name="P2">&lt;dec&gt; → <text:span text:style-name="T2">&lt;id&gt; , &lt;dec&gt;</text:span></text:p>
      <text:p text:style-name="P3">&lt;dec&gt; → &lt;id&gt;</text:p>
      <text:p text:style-name="P3">&lt;stat-list&gt;→ &lt;stat&gt;</text:p>
      <text:p text:style-name="P3">&lt;stat-list&gt;→ &lt;stat&gt;&lt;stat- list&gt;</text:p>
      <text:p text:style-name="P3">&lt;stat&gt; → &lt;write&gt;</text:p>
      <text:p text:style-name="P3">&lt;stat&gt; → &lt;assign&gt;</text:p>
      <text:p text:style-name="P3">&lt;write&gt; → prin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5:32:51.145169089</meta:creation-date>
    <dc:date>2017-11-14T16:14:31.091064762</dc:date>
    <meta:editing-duration>PT9M59S</meta:editing-duration>
    <meta:editing-cycles>1</meta:editing-cycles>
    <meta:document-statistic meta:table-count="0" meta:image-count="0" meta:object-count="0" meta:page-count="1" meta:paragraph-count="12" meta:word-count="46" meta:character-count="280" meta:non-whitespace-character-count="237"/>
    <meta:generator>LibreOffice/5.1.6.2$Linux_X86_64 LibreOffice_project/10m0$Build-2</meta:generator>
  </office:meta>
</office:document-meta>
</file>